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16ff0" officeooo:paragraph-rsid="00316ff0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fo:font-weight="bold" officeooo:rsid="00316ff0" officeooo:paragraph-rsid="00316ff0" style:font-weight-asian="bold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fo:font-style="italic" fo:font-weight="bold" officeooo:rsid="0021fbd3" officeooo:paragraph-rsid="0060a0a1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589f8a" officeooo:paragraph-rsid="00589f8a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1c05c" officeooo:paragraph-rsid="007b3d47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1c05c" officeooo:paragraph-rsid="00891dde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2fd32" officeooo:paragraph-rsid="007b3d47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2fd32" officeooo:paragraph-rsid="0089bbd5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7b3d47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891dde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7b3d47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891dde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8c04cc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589f8a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6279e5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64c923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656038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6ccac5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6ebd3a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717123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756235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7b3d47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891dde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d3c1d" officeooo:paragraph-rsid="00316ff0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d3c1d" officeooo:paragraph-rsid="005bb374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d3c1d" officeooo:paragraph-rsid="0061e4ca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589f8a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592c02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6279e5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7b3d47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840e71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856be1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86fd12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891dde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91f68d"/>
    </style:style>
    <style:style style:name="P4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966d0e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89f8a" officeooo:paragraph-rsid="00589f8a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5a6591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6279e5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64c923"/>
    </style:style>
    <style:style style:name="P5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656038"/>
    </style:style>
    <style:style style:name="P5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67c636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6ccac5"/>
    </style:style>
    <style:style style:name="P5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70a35f"/>
    </style:style>
    <style:style style:name="P5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717123"/>
    </style:style>
    <style:style style:name="P5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741145"/>
    </style:style>
    <style:style style:name="P5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76abf9"/>
    </style:style>
    <style:style style:name="P5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777bbb"/>
    </style:style>
    <style:style style:name="P5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787be8"/>
    </style:style>
    <style:style style:name="P6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cacbe" officeooo:paragraph-rsid="005cacbe"/>
    </style:style>
    <style:style style:name="P6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f6fb3" officeooo:paragraph-rsid="005f6fb3"/>
    </style:style>
    <style:style style:name="P6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74c8e" officeooo:paragraph-rsid="00856be1"/>
    </style:style>
    <style:style style:name="P6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74c8e" officeooo:paragraph-rsid="0092d8b6"/>
    </style:style>
    <style:style style:name="P6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2fd32" officeooo:paragraph-rsid="007b3d47"/>
    </style:style>
    <style:style style:name="P6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2fd32" officeooo:paragraph-rsid="00891dde"/>
    </style:style>
    <style:style style:name="P6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59d43" officeooo:paragraph-rsid="007b3d47"/>
    </style:style>
    <style:style style:name="P6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59d43" officeooo:paragraph-rsid="00891dde"/>
    </style:style>
    <style:style style:name="P6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39bef" officeooo:paragraph-rsid="00639bef"/>
    </style:style>
    <style:style style:name="P6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4c8af" officeooo:paragraph-rsid="0064c8af"/>
    </style:style>
    <style:style style:name="P7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279e5" officeooo:paragraph-rsid="006279e5"/>
    </style:style>
    <style:style style:name="P7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4c923" officeooo:paragraph-rsid="0064c923"/>
    </style:style>
    <style:style style:name="P7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7c636" officeooo:paragraph-rsid="0067c636"/>
    </style:style>
    <style:style style:name="P7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a50e7" officeooo:paragraph-rsid="0067c636"/>
    </style:style>
    <style:style style:name="P7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a50e7" officeooo:paragraph-rsid="00777bbb"/>
    </style:style>
    <style:style style:name="P7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a50e7" officeooo:paragraph-rsid="00771b0c"/>
    </style:style>
    <style:style style:name="P7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bf9f2" officeooo:paragraph-rsid="006bf9f2"/>
    </style:style>
    <style:style style:name="P7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bf9f2" officeooo:paragraph-rsid="006ccac5"/>
    </style:style>
    <style:style style:name="P7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ccac5" officeooo:paragraph-rsid="006ccac5"/>
    </style:style>
    <style:style style:name="P7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17123" officeooo:paragraph-rsid="00717123"/>
    </style:style>
    <style:style style:name="P8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17123" officeooo:paragraph-rsid="00741145"/>
    </style:style>
    <style:style style:name="P8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71b0c" officeooo:paragraph-rsid="00771b0c"/>
    </style:style>
    <style:style style:name="P8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style:text-underline-style="solid" style:text-underline-width="auto" style:text-underline-color="font-color" officeooo:rsid="007a747e" officeooo:paragraph-rsid="007a747e"/>
    </style:style>
    <style:style style:name="P8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c9013" officeooo:paragraph-rsid="007c9013"/>
    </style:style>
    <style:style style:name="P8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d7f8b" officeooo:paragraph-rsid="007d7f8b"/>
    </style:style>
    <style:style style:name="P8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f6971" officeooo:paragraph-rsid="007b3d47"/>
    </style:style>
    <style:style style:name="P8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fc4ed" officeooo:paragraph-rsid="007fc4ed"/>
    </style:style>
    <style:style style:name="P8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40e71" officeooo:paragraph-rsid="007b3d47"/>
    </style:style>
    <style:style style:name="P8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40e71" officeooo:paragraph-rsid="00891dde"/>
    </style:style>
    <style:style style:name="P8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4963d" officeooo:paragraph-rsid="0084963d"/>
    </style:style>
    <style:style style:name="P9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4963d" officeooo:paragraph-rsid="00891dde"/>
    </style:style>
    <style:style style:name="P91" style:family="paragraph" style:parent-style-name="Text_20_body">
      <style:paragraph-properties fo:margin-left="0cm" fo:margin-right="0cm" fo:text-align="center" style:justify-single-word="false" fo:text-indent="0cm" style:auto-text-indent="false" style:text-autospace="none"/>
      <style:text-properties style:text-position="0% 100%" fo:language="ru" fo:country="RU" officeooo:rsid="00856be1" officeooo:paragraph-rsid="00856be1"/>
    </style:style>
    <style:style style:name="P9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6fd12" officeooo:paragraph-rsid="0086fd12"/>
    </style:style>
    <style:style style:name="P9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6fd12" officeooo:paragraph-rsid="00891dde"/>
    </style:style>
    <style:style style:name="P9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89a5b" officeooo:paragraph-rsid="00889a5b"/>
    </style:style>
    <style:style style:name="P9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ea8b4" officeooo:paragraph-rsid="008ea8b4"/>
    </style:style>
    <style:style style:name="P9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90a02d" officeooo:paragraph-rsid="0090a02d"/>
    </style:style>
    <style:style style:name="P9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90e597" officeooo:paragraph-rsid="0090e597"/>
    </style:style>
    <style:style style:name="P98" style:family="paragraph" style:parent-style-name="Text_20_body">
      <style:paragraph-properties fo:margin-left="0cm" fo:margin-right="0cm" fo:text-align="center" style:justify-single-word="false" fo:text-indent="0cm" style:auto-text-indent="false" style:text-autospace="none"/>
      <style:text-properties style:text-position="0% 100%" fo:language="ru" fo:country="RU" officeooo:rsid="0092d8b6" officeooo:paragraph-rsid="0092d8b6"/>
    </style:style>
    <style:style style:name="P9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bold" officeooo:rsid="003d3c1d" officeooo:paragraph-rsid="003d3c1d" style:font-weight-asian="bold" style:font-weight-complex="bold"/>
    </style:style>
    <style:style style:name="P10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9940c6" officeooo:paragraph-rsid="009940c6" style:font-weight-asian="normal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  <style:text-properties fo:font-weight="bold" style:font-weight-asian="bold" style:font-weight-complex="bold"/>
    </style:style>
    <style:style style:name="P10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589f8a"/>
    </style:style>
    <style:style style:name="P10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9d0250"/>
    </style:style>
    <style:style style:name="P10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9940c6" officeooo:paragraph-rsid="00a0a4f9" style:font-weight-asian="normal" style:font-weight-complex="normal"/>
    </style:style>
    <style:style style:name="P105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06" style:family="paragraph" style:parent-style-name="Standard" style:list-style-name="WW8Num19">
      <style:paragraph-properties fo:text-align="justify" style:justify-single-word="false"/>
      <style:text-properties fo:font-size="12pt" officeooo:paragraph-rsid="005466c8" style:font-size-asian="12pt" style:font-size-complex="12pt"/>
    </style:style>
    <style:style style:name="P107" style:family="paragraph" style:parent-style-name="Standard" style:list-style-name="WW8Num19">
      <style:paragraph-properties fo:text-align="justify" style:justify-single-word="false" style:text-autospace="none">
        <style:tab-stops/>
      </style:paragraph-properties>
      <style:text-properties style:text-position="0% 100%" fo:font-size="12pt" fo:language="ru" fo:country="RU" officeooo:rsid="00316ff0" officeooo:paragraph-rsid="005466c8" style:font-size-asian="12pt" style:font-size-complex="12pt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30b7c2"/>
    </style:style>
    <style:style style:name="T3" style:family="text">
      <style:text-properties fo:language="ru" fo:country="RU" officeooo:rsid="009b522d"/>
    </style:style>
    <style:style style:name="T4" style:family="text">
      <style:text-properties officeooo:rsid="0023e6d9"/>
    </style:style>
    <style:style style:name="T5" style:family="text">
      <style:text-properties officeooo:rsid="0025b96c"/>
    </style:style>
    <style:style style:name="T6" style:family="text">
      <style:text-properties officeooo:rsid="0030b7c2"/>
    </style:style>
    <style:style style:name="T7" style:family="text">
      <style:text-properties fo:font-weight="bold" officeooo:rsid="00589f8a" style:font-weight-asian="bold" style:font-weight-complex="bold"/>
    </style:style>
    <style:style style:name="T8" style:family="text">
      <style:text-properties fo:font-weight="bold" officeooo:rsid="00856be1" style:font-weight-asian="bold" style:font-weight-complex="bold"/>
    </style:style>
    <style:style style:name="T9" style:family="text">
      <style:text-properties fo:font-weight="bold" officeooo:rsid="0092bfdc" style:font-weight-asian="bold" style:font-weight-complex="bold"/>
    </style:style>
    <style:style style:name="T10" style:family="text">
      <style:text-properties fo:background-color="#ffff00"/>
    </style:style>
    <style:style style:name="T11" style:family="text">
      <style:text-properties officeooo:rsid="006279e5" fo:background-color="#ffff00"/>
    </style:style>
    <style:style style:name="T12" style:family="text">
      <style:text-properties officeooo:rsid="0064c8af" fo:background-color="#ffff00"/>
    </style:style>
    <style:style style:name="T13" style:family="text">
      <style:text-properties officeooo:rsid="0064c923" fo:background-color="#ffff00"/>
    </style:style>
    <style:style style:name="T14" style:family="text">
      <style:text-properties officeooo:rsid="006ccac5" fo:background-color="#ffff00"/>
    </style:style>
    <style:style style:name="T15" style:family="text">
      <style:text-properties officeooo:rsid="0070a35f" fo:background-color="#ffff00"/>
    </style:style>
    <style:style style:name="T16" style:family="text">
      <style:text-properties officeooo:rsid="00717123" fo:background-color="#ffff00"/>
    </style:style>
    <style:style style:name="T17" style:family="text">
      <style:text-properties officeooo:rsid="00741145" fo:background-color="#ffff00"/>
    </style:style>
    <style:style style:name="T18" style:family="text">
      <style:text-properties officeooo:rsid="00589f8a"/>
    </style:style>
    <style:style style:name="T19" style:family="text">
      <style:text-properties officeooo:rsid="00592c02"/>
    </style:style>
    <style:style style:name="T20" style:family="text">
      <style:text-properties officeooo:rsid="005a6591"/>
    </style:style>
    <style:style style:name="T21" style:family="text">
      <style:text-properties officeooo:rsid="005bb374"/>
    </style:style>
    <style:style style:name="T22" style:family="text">
      <style:text-properties officeooo:rsid="005cacbe"/>
    </style:style>
    <style:style style:name="T23" style:family="text">
      <style:text-properties officeooo:rsid="005d8378"/>
    </style:style>
    <style:style style:name="T24" style:family="text">
      <style:text-properties officeooo:rsid="0060a0a1"/>
    </style:style>
    <style:style style:name="T25" style:family="text">
      <style:text-properties officeooo:rsid="0061e4ca"/>
    </style:style>
    <style:style style:name="T26" style:family="text">
      <style:text-properties officeooo:rsid="0061f3f7"/>
    </style:style>
    <style:style style:name="T27" style:family="text">
      <style:text-properties officeooo:rsid="0045fb5c"/>
    </style:style>
    <style:style style:name="T28" style:family="text">
      <style:text-properties officeooo:rsid="006279e5"/>
    </style:style>
    <style:style style:name="T29" style:family="text">
      <style:text-properties officeooo:rsid="0062e7c9"/>
    </style:style>
    <style:style style:name="T30" style:family="text">
      <style:text-properties officeooo:rsid="00639bef"/>
    </style:style>
    <style:style style:name="T31" style:family="text">
      <style:text-properties officeooo:rsid="0064c8af"/>
    </style:style>
    <style:style style:name="T32" style:family="text">
      <style:text-properties style:text-position="0% 100%" officeooo:rsid="0032fd32"/>
    </style:style>
    <style:style style:name="T33" style:family="text">
      <style:text-properties style:text-position="0% 100%" officeooo:rsid="0033b8c0"/>
    </style:style>
    <style:style style:name="T34" style:family="text">
      <style:text-properties style:text-position="0% 100%" officeooo:rsid="007b7f96"/>
    </style:style>
    <style:style style:name="T35" style:family="text">
      <style:text-properties style:text-position="0% 100%" officeooo:rsid="007c9013"/>
    </style:style>
    <style:style style:name="T36" style:family="text">
      <style:text-properties style:text-position="0% 100%" officeooo:rsid="008a082d"/>
    </style:style>
    <style:style style:name="T37" style:family="text">
      <style:text-properties style:text-position="0% 100%" officeooo:rsid="008c04cc"/>
    </style:style>
    <style:style style:name="T38" style:family="text">
      <style:text-properties style:text-position="0% 100%" officeooo:rsid="008cc6df"/>
    </style:style>
    <style:style style:name="T39" style:family="text">
      <style:text-properties officeooo:rsid="0064c923"/>
    </style:style>
    <style:style style:name="T40" style:family="text">
      <style:text-properties officeooo:rsid="00656038"/>
    </style:style>
    <style:style style:name="T41" style:family="text">
      <style:text-properties officeooo:rsid="00663c9c"/>
    </style:style>
    <style:style style:name="T42" style:family="text">
      <style:text-properties officeooo:rsid="0067c636"/>
    </style:style>
    <style:style style:name="T43" style:family="text">
      <style:text-properties officeooo:rsid="006a50e7"/>
    </style:style>
    <style:style style:name="T44" style:family="text">
      <style:text-properties officeooo:rsid="006ccac5"/>
    </style:style>
    <style:style style:name="T45" style:family="text">
      <style:text-properties officeooo:rsid="006ccac5" fo:background-color="transparent"/>
    </style:style>
    <style:style style:name="T46" style:family="text">
      <style:text-properties officeooo:rsid="00717123" fo:background-color="transparent"/>
    </style:style>
    <style:style style:name="T47" style:family="text">
      <style:text-properties officeooo:rsid="00756235" fo:background-color="transparent"/>
    </style:style>
    <style:style style:name="T48" style:family="text">
      <style:text-properties officeooo:rsid="006ebd3a"/>
    </style:style>
    <style:style style:name="T49" style:family="text">
      <style:text-properties officeooo:rsid="0070a35f"/>
    </style:style>
    <style:style style:name="T50" style:family="text">
      <style:text-properties officeooo:rsid="00717123"/>
    </style:style>
    <style:style style:name="T51" style:family="text">
      <style:text-properties officeooo:rsid="0072dcb9"/>
    </style:style>
    <style:style style:name="T52" style:family="text">
      <style:text-properties officeooo:rsid="00741145"/>
    </style:style>
    <style:style style:name="T53" style:family="text">
      <style:text-properties officeooo:rsid="00756235"/>
    </style:style>
    <style:style style:name="T54" style:family="text">
      <style:text-properties officeooo:rsid="0076abf9"/>
    </style:style>
    <style:style style:name="T55" style:family="text">
      <style:text-properties officeooo:rsid="00771b0c"/>
    </style:style>
    <style:style style:name="T56" style:family="text">
      <style:text-properties officeooo:rsid="00777bbb"/>
    </style:style>
    <style:style style:name="T57" style:family="text">
      <style:text-properties officeooo:rsid="00787be8"/>
    </style:style>
    <style:style style:name="T58" style:family="text">
      <style:text-properties officeooo:rsid="0079218f"/>
    </style:style>
    <style:style style:name="T59" style:family="text">
      <style:text-properties officeooo:rsid="007a6899"/>
    </style:style>
    <style:style style:name="T60" style:family="text">
      <style:text-properties officeooo:rsid="0041fed0"/>
    </style:style>
    <style:style style:name="T61" style:family="text">
      <style:text-properties officeooo:rsid="0032fd32"/>
    </style:style>
    <style:style style:name="T62" style:family="text">
      <style:text-properties style:text-position="super 58%" officeooo:rsid="0032fd32"/>
    </style:style>
    <style:style style:name="T63" style:family="text">
      <style:text-properties style:text-position="super 58%" officeooo:rsid="0033b8c0"/>
    </style:style>
    <style:style style:name="T64" style:family="text">
      <style:text-properties officeooo:rsid="0043cad1"/>
    </style:style>
    <style:style style:name="T65" style:family="text">
      <style:text-properties officeooo:rsid="0033b8c0"/>
    </style:style>
    <style:style style:name="T66" style:family="text">
      <style:text-properties officeooo:rsid="0045aa8b"/>
    </style:style>
    <style:style style:name="T67" style:family="text">
      <style:text-properties officeooo:rsid="004c500a"/>
    </style:style>
    <style:style style:name="T68" style:family="text">
      <style:text-properties style:text-position="sub 58%" officeooo:rsid="0043cad1"/>
    </style:style>
    <style:style style:name="T69" style:family="text">
      <style:text-properties style:text-position="sub 58%" officeooo:rsid="0045fb5c"/>
    </style:style>
    <style:style style:name="T70" style:family="text">
      <style:text-properties officeooo:rsid="007b3d47"/>
    </style:style>
    <style:style style:name="T71" style:family="text">
      <style:text-properties officeooo:rsid="007b7f96"/>
    </style:style>
    <style:style style:name="T72" style:family="text">
      <style:text-properties officeooo:rsid="007d7f8b"/>
    </style:style>
    <style:style style:name="T73" style:family="text">
      <style:text-properties officeooo:rsid="007f6971"/>
    </style:style>
    <style:style style:name="T74" style:family="text">
      <style:text-properties officeooo:rsid="007fc4ed"/>
    </style:style>
    <style:style style:name="T75" style:family="text">
      <style:text-properties officeooo:rsid="00840e71"/>
    </style:style>
    <style:style style:name="T76" style:family="text">
      <style:text-properties officeooo:rsid="00856be1"/>
    </style:style>
    <style:style style:name="T77" style:family="text">
      <style:text-properties officeooo:rsid="0086fd12"/>
    </style:style>
    <style:style style:name="T78" style:family="text">
      <style:text-properties officeooo:rsid="0087eee5"/>
    </style:style>
    <style:style style:name="T79" style:family="text">
      <style:text-properties officeooo:rsid="0088514e"/>
    </style:style>
    <style:style style:name="T80" style:family="text">
      <style:text-properties officeooo:rsid="00889a5b"/>
    </style:style>
    <style:style style:name="T81" style:family="text">
      <style:text-properties officeooo:rsid="0089bbd5"/>
    </style:style>
    <style:style style:name="T82" style:family="text">
      <style:text-properties officeooo:rsid="008c04cc"/>
    </style:style>
    <style:style style:name="T83" style:family="text">
      <style:text-properties officeooo:rsid="008ea8b4"/>
    </style:style>
    <style:style style:name="T84" style:family="text">
      <style:text-properties officeooo:rsid="00901abf"/>
    </style:style>
    <style:style style:name="T85" style:family="text">
      <style:text-properties officeooo:rsid="0090e597"/>
    </style:style>
    <style:style style:name="T86" style:family="text">
      <style:text-properties officeooo:rsid="0091f68d"/>
    </style:style>
    <style:style style:name="T87" style:family="text">
      <style:text-properties officeooo:rsid="00948870"/>
    </style:style>
    <style:style style:name="T88" style:family="text">
      <style:text-properties officeooo:rsid="00966d0e"/>
    </style:style>
    <style:style style:name="T89" style:family="text">
      <style:text-properties officeooo:rsid="0098552f"/>
    </style:style>
    <style:style style:name="T90" style:family="text">
      <style:text-properties officeooo:rsid="009d0250"/>
    </style:style>
    <style:style style:name="T91" style:family="text">
      <style:text-properties officeooo:rsid="009ea944"/>
    </style:style>
    <style:style style:name="T92" style:family="text">
      <style:text-properties officeooo:rsid="009ec7db"/>
    </style:style>
    <style:style style:name="T93" style:family="text">
      <style:text-properties officeooo:rsid="00a0a4f9"/>
    </style:style>
    <style:style style:name="T94" style:family="text">
      <style:text-properties officeooo:rsid="00a1e2b8"/>
    </style:style>
    <style:style style:name="T95" style:family="text">
      <style:text-properties officeooo:rsid="00a37f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2">Математические методы в экономике и финансах</text:span>»</text:p>
      <text:p text:style-name="P7">ПО ЛАБОРАТОРНОЙ РАБОТЕ №<text:span text:style-name="T3">2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4</text:span>1__________________________Кислицын И.К.</text:p>
      <text:p text:style-name="P9">Проверил <text:span text:style-name="T6">преподаватель кафедры ПМмИ</text:span> _________________ <text:span text:style-name="T6">Здоровенко М.Ю</text:span><text:span text:style-name="T5">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4">3</text:span></text:p>
      <text:p text:style-name="P101"><text:soft-page-break/>Задание</text:p>
      <text:list xml:id="list1020779594" text:style-name="WW8Num19">
        <text:list-item>
          <text:p text:style-name="P106">Исследовать линейную модель из лабораторной работы №1 <text:s/>на наличие мультиколлинеарности. </text:p>
        </text:list-item>
        <text:list-item>
          <text:p text:style-name="P106">При наличии в модели мультиколинеарности провести отбор наиболее информативных факторных переменных пошаговой процедурой присоединения.</text:p>
        </text:list-item>
        <text:list-item>
          <text:p text:style-name="P106">Выполнить исследование (лаб. раб. №1) новой модели с уменьшенным числом факторов.</text:p>
        </text:list-item>
        <text:list-item>
          <text:p text:style-name="P107">Проверить наличие мультиколинеарности в новой модели. </text:p>
        </text:list-item>
      </text:list>
      <text:p text:style-name="P11"/>
      <text:p text:style-name="P12">Ход работы</text:p>
      <text:p text:style-name="P13"><text:span text:style-name="T24">1. </text:span><text:span text:style-name="T18">Проверка модели на </text:span><text:span text:style-name="T25">наличие </text:span><text:span text:style-name="T18">мультиколлинеарност</text:span><text:span text:style-name="T25">и</text:span><text:span text:style-name="T18">:</text:span></text:p>
      <text:p text:style-name="P14"/>
      <text:p text:style-name="P14">1) <text:s/>Проверка парных коэффициентов корреляции.</text:p>
      <text:p text:style-name="P24"><text:tab/>x1 <text:tab/> <text:s text:c="2"/>x2 <text:tab/><text:tab/>x3 <text:tab/><text:tab/>x4 <text:tab/><text:tab/>x5 <text:tab/><text:tab/>x6 <text:tab/> <text:s text:c="3"/>x7 <text:tab/><text:tab/>x8</text:p>
      <text:p text:style-name="P37"><text:s/>1. <text:s text:c="16"/>0.0038276 <text:s text:c="3"/><text:span text:style-name="T10">0.8724097</text:span> <text:s text:c="4"/><text:span text:style-name="T10">0.9168333</text:span> <text:s text:c="3"/>0.3031676 <text:s/>- 0.0672768 <text:s text:c="3"/>0.1136954 <text:s text:c="2"/>- 0.0048323 <text:s/></text:p>
      <text:p text:style-name="P37"><text:s/>0.0038276 <text:s text:c="3"/>1. <text:s text:c="16"/>-0.0442542 <text:s/>- 0.0432099 <text:s/>- 0.1057676 <text:s/>- 0.1441310 <text:s text:c="3"/>0.0851165 <text:s/>-0.0121428 <text:s/></text:p>
      <text:p text:style-name="P37"><text:s/><text:span text:style-name="T10">0.8724097</text:span> <text:s/>- 0.0442542 <text:s text:c="3"/>1. <text:s text:c="17"/><text:span text:style-name="T10">0.9663548</text:span> <text:s text:c="3"/>0.5810115 <text:s text:c="3"/>0.1000808 <text:s text:c="3"/>0.1343744 <text:s text:c="3"/>0.1814385 <text:s/></text:p>
      <text:p text:style-name="P37"><text:s/><text:span text:style-name="T10">0.9168333</text:span> <text:s/>- 0.0432099 <text:s text:c="3"/><text:span text:style-name="T10">0.9663548</text:span> <text:s text:c="3"/>1. <text:s text:c="17"/>0.4412107 <text:s text:c="3"/>0.0350348 <text:s text:c="3"/>0.0814167 <text:s text:c="3"/>0.1145854 <text:s/></text:p>
      <text:p text:style-name="P37"><text:s/>0.3031676 <text:s/>- 0.1057676 <text:s text:c="3"/>0.5810115 <text:s text:c="3"/>0.4412107 <text:s text:c="3"/>1. <text:s text:c="17"/>0.2353210 <text:s/>- 0.0164930 <text:s text:c="3"/>0.3111839 <text:s/></text:p>
      <text:p text:style-name="P37">-0.0672768 <text:s/>- 0.1441310 <text:s text:c="3"/>0.1000808 <text:s text:c="3"/>0.0350348 <text:s text:c="3"/>0.2353210 <text:s text:c="3"/>1. <text:s text:c="15"/>- 0.0545013 <text:s text:c="3"/>0.2832473 <text:s/></text:p>
      <text:p text:style-name="P37"><text:s/>0.1136954 <text:s text:c="3"/>0.0851165 <text:s text:c="3"/>0.1343744 <text:s text:c="3"/>0.0814167 <text:s/>- 0.0164930 <text:s/>- 0.0545013 <text:s text:c="3"/>1. <text:s text:c="17"/>0.2647911 <text:s/></text:p>
      <text:p text:style-name="P37">-0.0048323 <text:s/>- 0.0121428 <text:s text:c="3"/>0.1814385 <text:s text:c="3"/>0.1145854 <text:s text:c="3"/>0.3111839 <text:s text:c="3"/>0.2832473 <text:s text:c="3"/>0.2647911 <text:s text:c="3"/>1. <text:s text:c="8"/></text:p>
      <text:p text:style-name="P47"/>
      <text:p text:style-name="P47">Наличие коэффициентов выше 0.8 говорит о тесной взаимосвязи между некоторыми переменными, что свидетельствует о наличии мультиколлинеарности.</text:p>
      <text:p text:style-name="P47"/>
      <text:p text:style-name="P47">2) Проверка устойчивости модели.</text:p>
      <text:p text:style-name="P47">Если изменить фактор X3 в строке 1 с 50.7 на 55.7, то вектор b изменится с </text:p>
      <text:p text:style-name="P47">-4.980 <text:s/>0.113 <text:s/>0.515 <text:s/>0.301 <text:s/>0.141 <text:s/>0.121 <text:s/>6.484 <text:s/>1.071 <text:s/>-0.006</text:p>
      <text:p text:style-name="P47">на </text:p>
      <text:p text:style-name="P47"><text:s/>-5.137 <text:s/>0.203 <text:s/>0.533 <text:s/>0.300 <text:s/>0.138 <text:s/>0.124 <text:s/>6.540 <text:s/>1.015 <text:s/>-0.001</text:p>
      <text:p text:style-name="P37"><text:span text:style-name="T18">Евклидова норма между ответами </text:span><text:span text:style-name="T7">0.039</text:span></text:p>
      <text:p text:style-name="P37"><text:span text:style-name="T18">Вывод: при малых изменениях исходных данных, параметры регрессии изменились незначительно, следовательно, модель устойчива, </text:span><text:span text:style-name="T20">следовательно из данного пункта нельзя сделать вывод и мультиколлиенарности. </text:span></text:p>
      <text:p text:style-name="P47"/>
      <text:p text:style-name="P38"><text:span text:style-name="T19">3)</text:span><text:span text:style-name="T20"> Проверка критериев</text:span></text:p>
      <text:p text:style-name="P48">Из первой лабораторной работы были получены следующие сведения: </text:p>
      <text:p text:style-name="P48">b_not_null = [T F F T F F T F F ] </text:p>
      <text:p text:style-name="P48">Видно, что ненулевыми признано мало критериев, однако F-критерий модели в целом большой. Данные факты говорят о наличии мультиколлинеарности.</text:p>
      <text:p text:style-name="P34"/>
      <text:p text:style-name="P48"/>
      <text:p text:style-name="P48"><text:soft-page-break/></text:p>
      <text:p text:style-name="P48">4) Проверка адекватности оценок модели.</text:p>
      <text:p text:style-name="P103"><text:span text:style-name="T90">Оценки коэффициентов адекватны.</text:span></text:p>
      <text:p text:style-name="P48"/>
      <text:p text:style-name="P35"><text:span text:style-name="T21">5)</text:span><text:span text:style-name="T22"> Проверка определителя r_xx </text:span><text:span text:style-name="T23">(матрицы парной крреляции между факторами)</text:span></text:p>
      <text:p text:style-name="P60">det(r_xx) = 0.0023</text:p>
      <text:p text:style-name="P60">Определитель близок к нулю, это говорит о наличии мультиколлинеарности. </text:p>
      <text:p text:style-name="P60"/>
      <text:p text:style-name="P61">6) Проверка X' X</text:p>
      <text:p text:style-name="P61">det(X' * X) = 1.45 * 10^20</text:p>
      <text:p text:style-name="P61">Собственные числа: </text:p>
      <text:p text:style-name="P61">2.477 | 7.040 | 11.803 | 15.014 | 123.640 | 211.576 | 1029.712 | 2823.400 | 619026.619</text:p>
      <text:p text:style-name="P61">Наименьшее собственное число значительно меньше среднего, это может свидетельствовать о наличии мультиколлинеарности. </text:p>
      <text:p text:style-name="P61"/>
      <text:p text:style-name="P36"><text:span text:style-name="T25">2. </text:span><text:span text:style-name="T26">Отбор процедурой присоединения.</text:span></text:p>
      <text:p text:style-name="P68">Найдём R^2 у модели, построенной по одному фактору:</text:p>
      <text:p text:style-name="P25"><text:s text:c="2"/><text:tab/> <text:s/>x1 <text:tab/> <text:s/>x2 <text:tab/> <text:s/>x3 <text:tab/> <text:s/>x4 <text:tab/> <text:s/>x5 <text:tab/> <text:s/>x6<text:tab/> <text:s/>x7 <text:tab/> <text:s/>x8</text:p>
      <text:p text:style-name="P39"><text:span text:style-name="T28">R^2</text:span><text:span text:style-name="T27">:</text:span> <text:tab/><text:span text:style-name="T28">0.706 <text:tab/>0.390 <text:tab/></text:span><text:span text:style-name="T11">0.871</text:span><text:span text:style-name="T28"> <text:tab/>0.825 <text:tab/>0.444 <text:tab/>0.498 <text:tab/>0.386 <text:tab/>0.475</text:span></text:p>
      <text:p text:style-name="P49"><text:span text:style-name="T28">Так как наибольш</text:span><text:span text:style-name="T29">ее значение R^2 </text:span><text:span text:style-name="T28">наблюдается </text:span><text:span text:style-name="T30">у </text:span><text:span text:style-name="T28">x3 начнём процедуру <text:s/>присоединения с</text:span><text:span text:style-name="T30">него.</text:span></text:p>
      <text:p text:style-name="P69"/>
      <text:p text:style-name="P26"><text:span text:style-name="T30"><text:s text:c="2"/><text:tab/> <text:s/></text:span><text:span text:style-name="T31">13</text:span><text:span text:style-name="T30"> <text:tab/> <text:s/></text:span><text:span text:style-name="T31">23</text:span><text:span text:style-name="T30"> <text:tab/> <text:s/></text:span><text:span text:style-name="T31">33</text:span><text:span text:style-name="T30"> <text:tab/> <text:s/></text:span><text:span text:style-name="T31">3</text:span><text:span text:style-name="T40">4</text:span><text:span text:style-name="T30"> <text:tab/> <text:s/></text:span><text:span text:style-name="T31">3</text:span><text:span text:style-name="T40">5</text:span><text:span text:style-name="T30"> <text:tab/> <text:s/></text:span><text:span text:style-name="T31">3</text:span><text:span text:style-name="T40">6</text:span><text:span text:style-name="T30"><text:tab/> <text:s/></text:span><text:span text:style-name="T31">3</text:span><text:span text:style-name="T40">7</text:span><text:span text:style-name="T30"> <text:tab/> <text:s/></text:span><text:span text:style-name="T31">3</text:span><text:span text:style-name="T40">8</text:span></text:p>
      <text:p text:style-name="P50"><text:span text:style-name="T31">R^2:<text:tab/>0.872<text:tab/>0.868<text:tab/>-----<text:tab/>0.867<text:tab/>0.866<text:tab/></text:span><text:span text:style-name="T12">0.916</text:span><text:span text:style-name="T31"><text:tab/>0.869<text:tab/>0.871</text:span></text:p>
      <text:p text:style-name="P70"/>
      <text:p text:style-name="P26"><text:span text:style-name="T30"><text:s text:c="2"/><text:tab/> <text:s/></text:span><text:span text:style-name="T31">13</text:span><text:span text:style-name="T39">6</text:span><text:span text:style-name="T30"> <text:tab/> <text:s/></text:span><text:span text:style-name="T31">23</text:span><text:span text:style-name="T39">6</text:span><text:span text:style-name="T30"> <text:tab/> <text:s/></text:span><text:span text:style-name="T31">33</text:span><text:span text:style-name="T39">6</text:span><text:span text:style-name="T30"> <text:tab/> <text:s/></text:span><text:span text:style-name="T40">3</text:span><text:span text:style-name="T31">4</text:span><text:span text:style-name="T39">6</text:span><text:span text:style-name="T30"> <text:tab/> <text:s/></text:span><text:span text:style-name="T31">3</text:span><text:span text:style-name="T40">5</text:span><text:span text:style-name="T39">6</text:span><text:span text:style-name="T30"> <text:tab/> <text:s/></text:span><text:span text:style-name="T31">3</text:span><text:span text:style-name="T39">6</text:span><text:span text:style-name="T40">6</text:span><text:span text:style-name="T30"><text:tab/> <text:s/></text:span><text:span text:style-name="T31">3</text:span><text:span text:style-name="T39">6</text:span><text:span text:style-name="T40">7</text:span><text:span text:style-name="T30"> <text:tab/> <text:s/></text:span><text:span text:style-name="T31">3</text:span><text:span text:style-name="T39">6</text:span><text:span text:style-name="T40">8</text:span></text:p>
      <text:p text:style-name="P50"><text:span text:style-name="T31">R^2:<text:tab/></text:span><text:span text:style-name="T39">0.915<text:tab/>0.914<text:tab/> ----<text:tab/>0.921<text:tab/></text:span><text:span text:style-name="T13">0.922</text:span><text:span text:style-name="T39"><text:tab/> <text:s/>----<text:tab/>0.916<text:tab/>0.915</text:span></text:p>
      <text:p text:style-name="P71"/>
      <text:p text:style-name="P27"><text:span text:style-name="T30"><text:s text:c="2"/><text:tab/> <text:s/></text:span><text:span text:style-name="T31">13</text:span><text:span text:style-name="T40">5</text:span><text:span text:style-name="T39">6</text:span><text:span text:style-name="T30"> <text:tab/> <text:s/></text:span><text:span text:style-name="T31">23</text:span><text:span text:style-name="T40">5</text:span><text:span text:style-name="T39">6</text:span><text:span text:style-name="T30"> <text:tab/> <text:s/></text:span><text:span text:style-name="T31">33</text:span><text:span text:style-name="T40">5</text:span><text:span text:style-name="T39">6</text:span><text:span text:style-name="T30"> <text:tab/> <text:s/></text:span><text:span text:style-name="T31">43</text:span><text:span text:style-name="T40">5</text:span><text:span text:style-name="T39">6</text:span><text:span text:style-name="T30"> <text:tab/> <text:s/></text:span><text:span text:style-name="T31">53</text:span><text:span text:style-name="T40">5</text:span><text:span text:style-name="T39">6</text:span><text:span text:style-name="T30"> <text:tab/> <text:s/></text:span><text:span text:style-name="T31">3</text:span><text:span text:style-name="T40">5</text:span><text:span text:style-name="T39">6</text:span><text:span text:style-name="T30"><text:tab/> <text:s/></text:span><text:span text:style-name="T31">73</text:span><text:span text:style-name="T40">5</text:span><text:span text:style-name="T39">6</text:span><text:span text:style-name="T30"> <text:tab/> <text:s/></text:span><text:span text:style-name="T31">3</text:span><text:span text:style-name="T40">5</text:span><text:span text:style-name="T39">6</text:span><text:span text:style-name="T40">8</text:span></text:p>
      <text:p text:style-name="P51"><text:span text:style-name="T40">R^2:<text:tab/>0.921<text:tab/>0.920<text:tab/></text:span><text:span text:style-name="T41">-----</text:span><text:span text:style-name="T40"><text:tab/>0.921<text:tab/> </text:span><text:span text:style-name="T41">---</text:span><text:span text:style-name="T42">-</text:span><text:span text:style-name="T41">-</text:span><text:span text:style-name="T40"><text:tab/> </text:span><text:span text:style-name="T41">----</text:span><text:span text:style-name="T40"><text:tab/>0.921<text:tab/>0.920<text:tab/></text:span></text:p>
      <text:p text:style-name="P72">Последобавления очередной переменной пошёл спад R^2. Конец алгоритма. </text:p>
      <text:p text:style-name="P72"/>
      <text:p text:style-name="P52"><text:span text:style-name="T42">Были отобраны факторы x3, x5, x6, </text:span><text:span text:style-name="T43">соответствующие общей площади квартиры, площади кухни и типу дома. </text:span></text:p>
      <text:p text:style-name="P73"/>
      <text:p text:style-name="P76">3. Отбор с уменьшением числа факторов.</text:p>
      <text:p text:style-name="P78">Подписаны убранные переменные.</text:p>
      <text:p text:style-name="P77"><text:s text:c="2"/><text:tab/> <text:s/>x1 <text:tab/> <text:s/>x2 <text:tab/> <text:s/>x3 <text:tab/> <text:s/>x4 <text:tab/> <text:s/>x5 <text:tab/> <text:s/>x6<text:tab/> <text:s/>x7 <text:tab/> <text:s/>x8</text:p>
      <text:p text:style-name="P53"><text:span text:style-name="T44">R^2:<text:tab/></text:span><text:span text:style-name="T45">0.932</text:span><text:span text:style-name="T44"><text:tab/>0.929<text:tab/>0.913<text:tab/>0.931<text:tab/>0.931<text:tab/>0.867<text:tab/>0.931<text:tab/></text:span><text:span text:style-name="T14">0.932</text:span><text:span text:style-name="T44"><text:tab/></text:span></text:p>
      <text:p text:style-name="P28"><text:span text:style-name="T30"><text:s text:c="2"/><text:tab/> <text:s/></text:span><text:span text:style-name="T31">1</text:span><text:span text:style-name="T50">8</text:span><text:span text:style-name="T30"> <text:tab/> <text:s/></text:span><text:span text:style-name="T31">2</text:span><text:span text:style-name="T50">8</text:span><text:span text:style-name="T30"> <text:tab/> <text:s/></text:span><text:span text:style-name="T31">3</text:span><text:span text:style-name="T50">8</text:span><text:span text:style-name="T30"> <text:tab/> <text:s/></text:span><text:span text:style-name="T48">4</text:span><text:span text:style-name="T50">8</text:span><text:span text:style-name="T30"> <text:tab/> <text:s/></text:span><text:span text:style-name="T40">5</text:span><text:span text:style-name="T50">8</text:span><text:span text:style-name="T30"> <text:tab/> <text:s/></text:span><text:span text:style-name="T40">6</text:span><text:span text:style-name="T50">8</text:span><text:span text:style-name="T30"><text:tab/> <text:s/></text:span><text:span text:style-name="T40">7</text:span><text:span text:style-name="T50">8</text:span><text:span text:style-name="T30"> <text:tab/> <text:s/></text:span><text:span text:style-name="T40">8</text:span></text:p>
      <text:p text:style-name="P54"><text:span text:style-name="T44">R^2:<text:tab/></text:span><text:span text:style-name="T15">0.933</text:span><text:span text:style-name="T49"><text:tab/>0.930<text:tab/>0.914<text:tab/>0.932<text:tab/>0.933<text:tab/>0.866<text:tab/>0.932<text:tab/> ----</text:span></text:p>
      <text:p text:style-name="P48"><text:soft-page-break/></text:p>
      <text:p text:style-name="P29"><text:span text:style-name="T30"><text:s text:c="2"/><text:tab/> <text:s/></text:span><text:span text:style-name="T31">1</text:span><text:span text:style-name="T30"> <text:tab/> <text:s/></text:span><text:span text:style-name="T50">1</text:span><text:span text:style-name="T31">2</text:span><text:span text:style-name="T50">8</text:span><text:span text:style-name="T30"> <text:tab/> <text:s/></text:span><text:span text:style-name="T44">1</text:span><text:span text:style-name="T31">3</text:span><text:span text:style-name="T50">8</text:span><text:span text:style-name="T30"> <text:tab/> <text:s/></text:span><text:span text:style-name="T44">1</text:span><text:span text:style-name="T48">4</text:span><text:span text:style-name="T50">8</text:span><text:span text:style-name="T30"> <text:tab/> <text:s/></text:span><text:span text:style-name="T44">1</text:span><text:span text:style-name="T40">5</text:span><text:span text:style-name="T50">8</text:span><text:span text:style-name="T30"> <text:tab/> <text:s/></text:span><text:span text:style-name="T50">1</text:span><text:span text:style-name="T40">6</text:span><text:span text:style-name="T50">8</text:span><text:span text:style-name="T30"><text:tab/> <text:s/></text:span><text:span text:style-name="T44">1</text:span><text:span text:style-name="T40">7</text:span><text:span text:style-name="T50">8</text:span><text:span text:style-name="T30"> <text:tab/> <text:s/></text:span><text:span text:style-name="T40">8</text:span></text:p>
      <text:p text:style-name="P55"><text:span text:style-name="T44">R^2:<text:tab/>----<text:tab/></text:span><text:span text:style-name="T50">0.931<text:tab/>0.915<text:tab/>0.933<text:tab/>0.934<text:tab/>0.866<text:tab/></text:span><text:span text:style-name="T16">0.933</text:span><text:span text:style-name="T50"><text:tab/>----</text:span></text:p>
      <text:p text:style-name="P79"/>
      <text:p text:style-name="P30"><text:span text:style-name="T30"><text:s text:c="2"/><text:tab/> <text:s/></text:span><text:span text:style-name="T31">1</text:span><text:span text:style-name="T30"> <text:tab/> <text:s/></text:span><text:span text:style-name="T50">1</text:span><text:span text:style-name="T31">2</text:span><text:span text:style-name="T50">78</text:span><text:span text:style-name="T30"> <text:tab/> <text:s/></text:span><text:span text:style-name="T44">1</text:span><text:span text:style-name="T31">3</text:span><text:span text:style-name="T50">78</text:span><text:span text:style-name="T30"> <text:tab/> <text:s/></text:span><text:span text:style-name="T44">1</text:span><text:span text:style-name="T48">4</text:span><text:span text:style-name="T50">78</text:span><text:span text:style-name="T30"> <text:tab/> <text:s/></text:span><text:span text:style-name="T44">1</text:span><text:span text:style-name="T40">5</text:span><text:span text:style-name="T50">78</text:span><text:span text:style-name="T30"> <text:tab/> <text:s/></text:span><text:span text:style-name="T50">1</text:span><text:span text:style-name="T40">6</text:span><text:span text:style-name="T50">78</text:span><text:span text:style-name="T30"><text:tab/> <text:s/></text:span><text:span text:style-name="T40">7</text:span><text:span text:style-name="T30"> <text:tab/> <text:s/></text:span><text:span text:style-name="T40">8</text:span></text:p>
      <text:p text:style-name="P55"><text:span text:style-name="T44">R^2:<text:tab/>----<text:tab/></text:span><text:span text:style-name="T50">0.931<text:tab/>0.909<text:tab/></text:span><text:span text:style-name="T16">0.934</text:span><text:span text:style-name="T50"><text:tab/>0.934<text:tab/>0.868<text:tab/></text:span><text:span text:style-name="T46">-----</text:span><text:span text:style-name="T50"><text:tab/>----</text:span></text:p>
      <text:p text:style-name="P79"/>
      <text:p text:style-name="P30"><text:span text:style-name="T30"><text:s text:c="2"/><text:tab/> <text:s/></text:span><text:span text:style-name="T31">1</text:span><text:span text:style-name="T30"> <text:tab/></text:span><text:span text:style-name="T50">1</text:span><text:span text:style-name="T31">2</text:span><text:span text:style-name="T51">4</text:span><text:span text:style-name="T50">78</text:span><text:span text:style-name="T30"> <text:tab/> </text:span><text:span text:style-name="T44">1</text:span><text:span text:style-name="T31">3</text:span><text:span text:style-name="T51">4</text:span><text:span text:style-name="T50">78</text:span><text:span text:style-name="T30"><text:tab/> <text:s/></text:span><text:span text:style-name="T48">4</text:span><text:span text:style-name="T30"> <text:tab/></text:span><text:span text:style-name="T44">1</text:span><text:span text:style-name="T51">4</text:span><text:span text:style-name="T40">5</text:span><text:span text:style-name="T50">78</text:span><text:span text:style-name="T30"> <text:tab/></text:span><text:span text:style-name="T50">1</text:span><text:span text:style-name="T51">4</text:span><text:span text:style-name="T40">6</text:span><text:span text:style-name="T50">78</text:span><text:span text:style-name="T30"><text:tab/> <text:s/></text:span><text:span text:style-name="T40">7</text:span><text:span text:style-name="T30"> <text:tab/> <text:s/></text:span><text:span text:style-name="T40">8</text:span></text:p>
      <text:p text:style-name="P56"><text:span text:style-name="T44">R^2:<text:tab/>----<text:tab/></text:span><text:span text:style-name="T52">0.932<text:tab/>0.361</text:span><text:span text:style-name="T50"><text:tab/></text:span><text:span text:style-name="T46">-----</text:span><text:span text:style-name="T50"><text:tab/></text:span><text:span text:style-name="T17">0.935</text:span><text:span text:style-name="T52"><text:tab/>0.870</text:span><text:span text:style-name="T50"><text:tab/></text:span><text:span text:style-name="T46">-----</text:span><text:span text:style-name="T50"><text:tab/>----</text:span></text:p>
      <text:p text:style-name="P80"/>
      <text:p text:style-name="P31"><text:span text:style-name="T30"><text:s text:c="2"/><text:tab/> <text:s/></text:span><text:span text:style-name="T31">1</text:span><text:span text:style-name="T30"> <text:tab/></text:span><text:span text:style-name="T50">1</text:span><text:span text:style-name="T31">2</text:span><text:span text:style-name="T51">4</text:span><text:span text:style-name="T50">78</text:span><text:span text:style-name="T30"> <text:tab/> </text:span><text:span text:style-name="T44">1</text:span><text:span text:style-name="T31">3</text:span><text:span text:style-name="T51">4</text:span><text:span text:style-name="T50">78</text:span><text:span text:style-name="T30"><text:tab/> <text:s/></text:span><text:span text:style-name="T48">4</text:span><text:span text:style-name="T30"> <text:tab/></text:span><text:span text:style-name="T53">5</text:span><text:span text:style-name="T30"> <text:tab/></text:span><text:span text:style-name="T50">1</text:span><text:span text:style-name="T51">4</text:span><text:span text:style-name="T40">6</text:span><text:span text:style-name="T50">78</text:span><text:span text:style-name="T30"><text:tab/> <text:s/></text:span><text:span text:style-name="T40">7</text:span><text:span text:style-name="T30"> <text:tab/> <text:s/></text:span><text:span text:style-name="T40">8</text:span></text:p>
      <text:p text:style-name="P57"><text:span text:style-name="T44">R^2:<text:tab/>----<text:tab/></text:span><text:span text:style-name="T54">0.933<text:tab/>0.090</text:span><text:span text:style-name="T50"><text:tab/></text:span><text:span text:style-name="T46">-----</text:span><text:span text:style-name="T50"><text:tab/></text:span><text:span text:style-name="T47">-----</text:span><text:span text:style-name="T52"><text:tab/></text:span><text:span text:style-name="T54">0.869</text:span><text:span text:style-name="T50"><text:tab/></text:span><text:span text:style-name="T46">-----</text:span><text:span text:style-name="T50"><text:tab/>----</text:span></text:p>
      <text:p text:style-name="P81">Все R^2 меньше прерыдущего максимального, конец алгоритма.</text:p>
      <text:p text:style-name="P58"><text:span text:style-name="T42">Были отобраны факторы x</text:span><text:span text:style-name="T55">2</text:span><text:span text:style-name="T42">, x</text:span><text:span text:style-name="T55">3</text:span><text:span text:style-name="T42">, x6, </text:span><text:span text:style-name="T43">соответствующие </text:span><text:span text:style-name="T56">району города, </text:span><text:span text:style-name="T43">общей площади квартиры и типу дома. </text:span></text:p>
      <text:p text:style-name="P74"/>
      <text:p text:style-name="P59"><text:span text:style-name="T57">4. <text:s/></text:span><text:span text:style-name="T58">Проверка модел</text:span><text:span text:style-name="T59">ей</text:span><text:span text:style-name="T58"> на мультиколинеарность.</text:span></text:p>
      <text:p text:style-name="P82">Модель x3, x5, x6</text:p>
      <text:p text:style-name="P15">Коэффициенты модели: </text:p>
      <text:p text:style-name="P17">b = [<text:span text:style-name="T70">-2.969, 0.369, -0.020, 6.141</text:span>]</text:p>
      <text:p text:style-name="P17"><text:span text:style-name="T60">y = </text:span><text:span text:style-name="T70">-2.969</text:span> <text:span text:style-name="T60">+</text:span> <text:span text:style-name="T70">0.369</text:span> <text:span text:style-name="T60">x3 </text:span><text:span text:style-name="T70">- 0.020</text:span> <text:span text:style-name="T60">x5 +</text:span> <text:span text:style-name="T70">6.141</text:span> <text:span text:style-name="T60">x6 </text:span></text:p>
      <text:p text:style-name="P19"><text:span text:style-name="T61">R</text:span><text:span text:style-name="T62">2</text:span><text:span text:style-name="T32"> = 0.93</text:span><text:span text:style-name="T34">2</text:span></text:p>
      <text:p text:style-name="P64">ESS = <text:span text:style-name="T71">637.333</text:span></text:p>
      <text:p text:style-name="P64">RSS = <text:span text:style-name="T71">9162.1352</text:span></text:p>
      <text:p text:style-name="P64">TSS = <text:span text:style-name="T71">9799.4681</text:span></text:p>
      <text:p text:style-name="P21"><text:span text:style-name="T61">Коэффициент детерминации близок к единице, что говорит о</text:span><text:span text:style-name="T60"> возможной</text:span><text:span text:style-name="T61"> адекватности построенной модели в том смысле, что </text:span><text:span text:style-name="T60">учтены некоторые значимые факто</text:span><text:span text:style-name="T64">ры и не учтено слишком много сильно незначимых.</text:span></text:p>
      <text:p text:style-name="P21"><text:span text:style-name="T65">S</text:span><text:span text:style-name="T63">2</text:span><text:span text:style-name="T33"> = 9.</text:span><text:span text:style-name="T35">656</text:span></text:p>
      <text:p text:style-name="P83">Оценка дисперсии ниже, чем в обычной модели.</text:p>
      <text:p text:style-name="P66"/>
      <text:p text:style-name="P66">Значения <text:span text:style-name="T66">t-</text:span>критериев незначимости для каждой<text:span text:style-name="T67"> факторной</text:span> переменной: </text:p>
      <text:p text:style-name="P84">2.077, 23.624, 0.133, 7.778</text:p>
      <text:p text:style-name="P66">Критическое значение:</text:p>
      <text:p text:style-name="P66">2.001</text:p>
      <text:p text:style-name="P66">В итоге значимы <text:span text:style-name="T66">факторы</text:span>: <text:span text:style-name="T64">(|t</text:span><text:span text:style-name="T68">i</text:span><text:span text:style-name="T64">| &gt; t</text:span><text:span text:style-name="T68">крит</text:span><text:span text:style-name="T64">)</text:span></text:p>
      <text:p text:style-name="P66">b_not_null = [<text:span text:style-name="T72">T T F T</text:span> ]</text:p>
      <text:p text:style-name="P66">отвечающие за общую площадь квартиры, тип дома <text:span text:style-name="T66">и внешние условия среды.</text:span></text:p>
      <text:p text:style-name="P66">Проверка незначимости модели в целом:</text:p>
      <text:p text:style-name="P66">F = <text:span text:style-name="T73">311,4744</text:span></text:p>
      <text:p text:style-name="P85"><text:soft-page-break/></text:p>
      <text:p text:style-name="P66">Критическое значение 3,05</text:p>
      <text:p text:style-name="P66">Вывод: модель значима. <text:s/><text:span text:style-name="T27">(F &gt; F</text:span><text:span text:style-name="T69">крит</text:span><text:span text:style-name="T27">)</text:span></text:p>
      <text:p text:style-name="P66"/>
      <text:p text:style-name="P32">Ширина доверительного интервала для факторов модели:</text:p>
      <text:p text:style-name="P86">2.861, 0.031, 0.305, 1.580</text:p>
      <text:p text:style-name="P40"/>
      <text:p text:style-name="P40">Парные коэффициенты корреляции между <text:span text:style-name="T27">факторами</text:span>:</text:p>
      <text:p text:style-name="P32"><text:tab/>x<text:span text:style-name="T74">3</text:span> <text:tab/> <text:s text:c="6"/>x<text:span text:style-name="T74">5</text:span> <text:tab/>x<text:span text:style-name="T74">6</text:span> <text:tab/></text:p>
      <text:p text:style-name="P86"><text:s text:c="4"/>1. <text:s text:c="17"/>0.5810115 <text:s text:c="3"/>0.1000808 <text:s/></text:p>
      <text:p text:style-name="P86"><text:s text:c="4"/>0.5810115 <text:s text:c="3"/>1. <text:s text:c="17"/>0.2353210 <text:s/></text:p>
      <text:p text:style-name="P86"><text:s text:c="4"/>0.1000808 <text:s text:c="3"/>0.2353210 <text:s text:c="3"/>1. <text:s text:c="8"/></text:p>
      <text:p text:style-name="P40"/>
      <text:p text:style-name="P40">Между <text:span text:style-name="T27">факторами и результативными переменными</text:span>: </text:p>
      <text:p text:style-name="P41"><text:span text:style-name="T27">y:</text:span> <text:span text:style-name="T75"><text:s text:c="4"/>0.9342362 <text:s text:c="3"/>0.5838750 <text:s text:c="3"/>0.3415419</text:span></text:p>
      <text:p text:style-name="P87"/>
      <text:p text:style-name="P89">Проверка модели на мультиколлиенарность:</text:p>
      <text:p text:style-name="P89">1) Нет факторов, которые сильно коррелируют <text:s/>друг с другом</text:p>
      <text:p text:style-name="P62"><text:span text:style-name="T76">2) </text:span><text:span text:style-name="T18">Если изменить фактор X3 в строке 1 с 50.7 на 55.7, то вектор b изменится </text:span><text:span text:style-name="T76">на</text:span></text:p>
      <text:p text:style-name="P91">-3.108, 0.370, -0.019, 6.203</text:p>
      <text:p text:style-name="P42"><text:span text:style-name="T18">Евклидова норма между ответами </text:span><text:span text:style-name="T7">0.</text:span><text:span text:style-name="T8">023</text:span></text:p>
      <text:p text:style-name="P42"><text:span text:style-name="T18">Вывод: при малых изменениях исходных данных, параметры регрессии изменились незначительно, следовательно, модель устойчива, </text:span><text:span text:style-name="T20">следовательно из данного пункта нельзя сделать вывод и мультиколлиенарности. </text:span></text:p>
      <text:p text:style-name="P92">3) <text:s/>Большинство факторов значимы, так что вывод о мультиколинеарности сделать нельзя.</text:p>
      <text:p text:style-name="P43"><text:span text:style-name="T77">4) </text:span><text:span text:style-name="T79">Недекватна оценка фактора x5: она не может быть отрицательна. Но так как она незначима, ей можно пренебречь.</text:span></text:p>
      <text:p text:style-name="P43"><text:span text:style-name="T77">5) det(r_xx) = 0.62. Вывод </text:span><text:span text:style-name="T78">наличии </text:span><text:span text:style-name="T77">о мультиколлинеарности исключён. </text:span></text:p>
      <text:p text:style-name="P92">6) Собственные числа: 4.678, 15.780, 684.544, 553738.698. Наименьшее больше, чем у исходной модели.</text:p>
      <text:p text:style-name="P92"/>
      <text:p text:style-name="P94">Вывод: модель не обладае свойством мультиколлинеарности с высокой вероятностью.</text:p>
      <text:p text:style-name="P94"/>
      <text:p text:style-name="P82">Модель x2, x3, x6</text:p>
      <text:p text:style-name="P16">Коэффициенты модели: </text:p>
      <text:p text:style-name="P18">b = [<text:span text:style-name="T81">0.395, 0.003, 0.328, 5.626</text:span>]</text:p>
      <text:p text:style-name="P18"><text:span text:style-name="T60">y = </text:span><text:span text:style-name="T81">0.395</text:span> <text:span text:style-name="T60">+</text:span> <text:span text:style-name="T81"><text:s/>0.003</text:span> <text:span text:style-name="T60">x</text:span><text:span text:style-name="T81">2</text:span><text:span text:style-name="T60"> </text:span><text:span text:style-name="T81">+</text:span><text:span text:style-name="T70"> </text:span><text:span text:style-name="T81">0.328</text:span> <text:span text:style-name="T60">x</text:span><text:span text:style-name="T81">3</text:span><text:span text:style-name="T60"> +</text:span> <text:span text:style-name="T81">5.626</text:span> <text:span text:style-name="T60">x6 </text:span></text:p>
      <text:p text:style-name="P20"><text:span text:style-name="T61">R</text:span><text:span text:style-name="T62">2</text:span><text:span text:style-name="T32"> = 0.</text:span><text:span text:style-name="T36">913</text:span></text:p>
      <text:p text:style-name="P65">ESS = <text:span text:style-name="T82">700.422</text:span></text:p>
      <text:p text:style-name="P65">RSS = <text:span text:style-name="T82">7766.8689</text:span></text:p>
      <text:p text:style-name="P65"><text:soft-page-break/>TSS =<text:span text:style-name="T71"> </text:span><text:span text:style-name="T82">8467.2917</text:span></text:p>
      <text:p text:style-name="P22"><text:span text:style-name="T61">Коэффициент детерминации близок к единице, что говорит о</text:span><text:span text:style-name="T60"> возможной</text:span><text:span text:style-name="T61"> адекватности построенной модели в том смысле, что </text:span><text:span text:style-name="T60">учтены некоторые значимые факто</text:span><text:span text:style-name="T64">ры и не учтено слишком много сильно незначимых.</text:span></text:p>
      <text:p text:style-name="P22"><text:span text:style-name="T65">S</text:span><text:span text:style-name="T63">2</text:span><text:span text:style-name="T33"> =</text:span><text:span text:style-name="T35"> </text:span><text:span text:style-name="T37">10.612</text:span></text:p>
      <text:p text:style-name="P23"><text:span text:style-name="T37">Оценка дисперсии больше, чем для </text:span><text:span text:style-name="T38">исходной </text:span><text:span text:style-name="T37">модели.</text:span></text:p>
      <text:p text:style-name="P67"/>
      <text:p text:style-name="P67">Значения <text:span text:style-name="T66">t-</text:span>критериев незначимости для каждой<text:span text:style-name="T67"> факторной</text:span> переменной: </text:p>
      <text:p text:style-name="P95">0.429, 0.011, 12.266, 6.887</text:p>
      <text:p text:style-name="P67">Критическое значение:</text:p>
      <text:p text:style-name="P67">2.001</text:p>
      <text:p text:style-name="P67">В итоге значимы <text:span text:style-name="T66">факторы</text:span>: <text:span text:style-name="T64">(|t</text:span><text:span text:style-name="T68">i</text:span><text:span text:style-name="T64">| &gt; t</text:span><text:span text:style-name="T68">крит</text:span><text:span text:style-name="T64">)</text:span></text:p>
      <text:p text:style-name="P67">b_not_null = [<text:span text:style-name="T83">F F T T</text:span> ]</text:p>
      <text:p text:style-name="P67">отвечающие за общую площадь квартиры <text:span text:style-name="T83">и </text:span>тип дома</text:p>
      <text:p text:style-name="P67">Проверка незначимости модели в целом:</text:p>
      <text:p text:style-name="P67">F = <text:span text:style-name="T84">240.257</text:span></text:p>
      <text:p text:style-name="P67">Критическое значение 3,05</text:p>
      <text:p text:style-name="P67">Вывод: модель значима. <text:s/><text:span text:style-name="T27">(F &gt; F</text:span><text:span text:style-name="T69">крит</text:span><text:span text:style-name="T27">)</text:span></text:p>
      <text:p text:style-name="P67"/>
      <text:p text:style-name="P33">Ширина доверительного интервала для факторов модели:</text:p>
      <text:p text:style-name="P96">1.839, 0.569, 0.054, 1.635</text:p>
      <text:p text:style-name="P44"/>
      <text:p text:style-name="P44">Парные коэффициенты корреляции между <text:span text:style-name="T27">факторами</text:span>:</text:p>
      <text:p text:style-name="P33"><text:tab/>x<text:span text:style-name="T85">2</text:span> <text:tab/> <text:s text:c="6"/>x<text:span text:style-name="T85">3</text:span> <text:s/><text:tab/> <text:s text:c="3"/>x<text:span text:style-name="T85">6</text:span> <text:tab/></text:p>
      <text:p text:style-name="P97"><text:s text:c="4"/>1. <text:s text:c="16"/>- 0.0442542 <text:s/>- 0.1441310 <text:s/></text:p>
      <text:p text:style-name="P97"><text:s text:c="2"/>- 0.0442542 <text:s text:c="3"/>1. <text:s text:c="18"/>0.1000808 <text:s/></text:p>
      <text:p text:style-name="P97"><text:s text:c="2"/>- 0.1441310 <text:s text:c="3"/>0.1000808 <text:s text:c="3"/>1.</text:p>
      <text:p text:style-name="P44"/>
      <text:p text:style-name="P44">Между <text:span text:style-name="T27">факторами и результативными переменными</text:span>: </text:p>
      <text:p text:style-name="P45"><text:span text:style-name="T27">y:</text:span> <text:span text:style-name="T86"><text:s text:c="2"/>- 0.0261827 <text:s text:c="3"/>0.9342362 <text:s text:c="3"/>0.3415419 <text:s/></text:span></text:p>
      <text:p text:style-name="P88"/>
      <text:p text:style-name="P90">Проверка модели на мультиколлиенарность:</text:p>
      <text:p text:style-name="P90">1) Нет факторов, которые сильно коррелируют <text:s/>друг с другом</text:p>
      <text:p text:style-name="P63"><text:span text:style-name="T76">2) </text:span><text:span text:style-name="T18">Если изменить фактор X3 в строке 1 с 50.7 на 55.7, то вектор b изменится </text:span><text:span text:style-name="T76">на</text:span></text:p>
      <text:p text:style-name="P98">0.477, 0.004, 0.326, 5.686</text:p>
      <text:p text:style-name="P44"><text:span text:style-name="T18">Евклидова норма между ответами </text:span><text:span text:style-name="T7">0.</text:span><text:span text:style-name="T8">0</text:span><text:span text:style-name="T9">1</text:span></text:p>
      <text:p text:style-name="P44"><text:span text:style-name="T18">Вывод: при малых изменениях исходных данных, параметры регрессии изменились незначительно, следовательно, модель устойчива, </text:span><text:span text:style-name="T20">следовательно из данного пункта нельзя сделать вывод и мультиколлиенарности. </text:span></text:p>
      <text:p text:style-name="P93">3) <text:s/>Большинство факторов значимы, так что вывод о мультиколинеарности сделать нельзя.</text:p>
      <text:p text:style-name="P44"><text:soft-page-break/><text:span text:style-name="T77">4) </text:span><text:span text:style-name="T87">Все оценки адекватны. </text:span></text:p>
      <text:p text:style-name="P44"><text:span text:style-name="T77">5) det(r_xx) = 0.</text:span><text:span text:style-name="T87">96</text:span><text:span text:style-name="T77">. Вывод </text:span><text:span text:style-name="T78">наличии </text:span><text:span text:style-name="T77">о мультиколлинеарности исключён. </text:span></text:p>
      <text:p text:style-name="P46"><text:span text:style-name="T77">6) Собственные числа: </text:span><text:span text:style-name="T88">10.493, 21.662, 131.795, 546630.500</text:span><text:span text:style-name="T77">. Наименьшее больше, чем у исходной модели.</text:span></text:p>
      <text:p text:style-name="P93"/>
      <text:p text:style-name="P44"><text:span text:style-name="T80">Вывод: модель не обладае свойством мультиколлинеарности с высокой вероятностью</text:span><text:span text:style-name="T89"> и лучше, чем первая рассмотренная модель по матрице парной корреляции.</text:span></text:p>
      <text:p text:style-name="P75"/>
      <text:p text:style-name="P99">Выводы</text:p>
      <text:p text:style-name="P104"><text:span text:style-name="T93">В ходе проверки модели из лабораторной №1 была обнаружена сильная мультиколлинеарность, в связи с чем были применены методы пошагового удаления и присоединения </text:span><text:span text:style-name="T95">факторов</text:span><text:span text:style-name="T93">.</text:span></text:p>
      <text:p text:style-name="P100">После рассмотрения <text:span text:style-name="T94">этих </text:span>методов <text:span text:style-name="T91">уменьшения </text:span>мультиколлинеарност<text:span text:style-name="T91">и</text:span> было обнаружено, что метод <text:span text:style-name="T91">пошагового удаления</text:span> факторов показал более качественное снижение мультиколлиенеарности, <text:span text:style-name="T91">чем метод пошагового присоединения</text:span>, оставив факторы, обладающие малой <text:span text:style-name="T92">попарной </text:span>корреляцией и хорошо приближающие целевую функцию. </text:p>
      <text:p text:style-name="P100">С другой стороны, она дала меньший коэффициент детерминации и большую дисперсию, чем первая модель, что плохо сказывается на качестве построенной модели. </text:p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98cm" fo:text-indent="-0.318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08cm" fo:text-indent="-0.318cm" fo:margin-left="7.4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18cm" fo:text-indent="-0.318cm" fo:margin-left="11.2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4-16T14:43:26</dc:date>
    <meta:print-date>2011-11-11T08:42:00</meta:print-date>
    <meta:editing-cycles>174</meta:editing-cycles>
    <meta:editing-duration>PT22H3M7S</meta:editing-duration>
    <meta:generator>LibreOffice/3.6$Linux_X86_64 LibreOffice_project/360m1$Build-2</meta:generator>
    <meta:document-statistic meta:table-count="0" meta:image-count="0" meta:object-count="0" meta:page-count="7" meta:paragraph-count="170" meta:word-count="1294" meta:character-count="9603" meta:non-whitespace-character-count="7712"/>
    <meta:user-defined meta:name="Поле 1"/>
    <meta:user-defined meta:name="Поле 2"/>
    <meta:user-defined meta:name="Поле 3"/>
    <meta:user-defined meta:name="Поле 4"/>
  </office:meta>
</office:document-meta>
</file>